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c6b0b" officeooo:paragraph-rsid="001cc2c8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cf28e" officeooo:paragraph-rsid="001cc2c8" style:font-weight-asian="normal" style:font-weight-complex="normal"/>
    </style:style>
    <style:style style:name="P5" style:family="paragraph" style:parent-style-name="Standard">
      <style:text-properties style:font-name="Arial" officeooo:rsid="001c14f8"/>
    </style:style>
    <style:style style:name="P6" style:family="paragraph" style:parent-style-name="Standard" style:list-style-name="L1">
      <style:text-properties style:font-name="Arial" fo:font-weight="normal" officeooo:rsid="001c637f" officeooo:paragraph-rsid="001c637f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c637f" officeooo:paragraph-rsid="001c637f" style:font-weight-asian="normal" style:font-weight-complex="normal"/>
    </style:style>
    <style:style style:name="P8" style:family="paragraph" style:parent-style-name="Standard" style:list-style-name="L2">
      <style:text-properties style:font-name="Arial" fo:font-weight="normal" officeooo:rsid="001c637f" officeooo:paragraph-rsid="001c637f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c6b0b" officeooo:paragraph-rsid="001c6b0b" style:font-weight-asian="normal" style:font-weight-complex="normal"/>
    </style:style>
    <style:style style:name="P10" style:family="paragraph" style:parent-style-name="Standard" style:list-style-name="L1">
      <style:text-properties style:font-name="Arial" fo:font-weight="normal" officeooo:rsid="00211b8a" officeooo:paragraph-rsid="00211b8a" style:font-weight-asian="normal" style:font-weight-complex="normal"/>
    </style:style>
    <style:style style:name="P11" style:family="paragraph" style:parent-style-name="Standard" style:list-style-name="L3">
      <style:text-properties style:font-name="Arial" fo:font-weight="bold" officeooo:rsid="001c6b0b" officeooo:paragraph-rsid="001c6b0b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normal" officeooo:rsid="001cf28e" officeooo:paragraph-rsid="001cc2c8" style:font-weight-asian="normal" style:font-weight-complex="normal"/>
    </style:style>
    <style:style style:name="P13" style:family="paragraph" style:parent-style-name="Standard" style:list-style-name="L3">
      <style:text-properties officeooo:rsid="001c637f" officeooo:paragraph-rsid="001c637f"/>
    </style:style>
    <style:style style:name="P14" style:family="paragraph" style:parent-style-name="Standard" style:list-style-name="L3">
      <style:text-properties fo:font-weight="bold" officeooo:rsid="001c6b0b" officeooo:paragraph-rsid="001c6b0b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1c14f8"/>
    </style:style>
    <style:style style:name="T3" style:family="text">
      <style:text-properties style:font-name="Arial" officeooo:rsid="001c637f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style:text-underline-style="none" fo:font-weight="normal" officeooo:rsid="001cf28e" style:font-weight-asian="normal" style:font-weight-complex="normal"/>
    </style:style>
    <style:style style:name="T7" style:family="text">
      <style:text-properties style:font-name="Arial" officeooo:rsid="001cc2c8"/>
    </style:style>
    <style:style style:name="T8" style:family="text">
      <style:text-properties fo:font-weight="bold" officeooo:rsid="001fce29" style:font-weight-asian="bold" style:font-weight-complex="bold"/>
    </style:style>
    <style:style style:name="T9" style:family="text">
      <style:text-properties officeooo:rsid="001fc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Responder encuesta:</text:span></text:p>
      <text:p text:style-name="P5"/>
      <text:p text:style-name="P5"/>
      <text:p text:style-name="P3"><text:span text:style-name="T2">-</text:span><text:span text:style-name="T3">Pre-condiciones:</text:span></text:p>
      <text:list xml:id="list8903980800847536546" text:style-name="L1">
        <text:list-item>
          <text:p text:style-name="P6">La llamada del encuestador y contacto está en curso.</text:p>
        </text:list-item>
        <text:list-item>
          <text:p text:style-name="P6">Contacto aceptó responder encuesta.</text:p>
        </text:list-item>
        <text:list-item>
          <text:p text:style-name="P10">Que la plataforma de encuesta no este caída.</text:p>
        </text:list-item>
      </text:list>
      <text:p text:style-name="P7">-Post-condiciones:</text:p>
      <text:list xml:id="list182903789563197565" text:style-name="L2">
        <text:list-item>
          <text:p text:style-name="P8">Sistema guarda datos de encuesta<text:span text:style-name="T9">s</text:span> (fecha, hora, respuestas).</text:p>
        </text:list-item>
      </text:list>
      <text:p text:style-name="P7"/>
      <text:p text:style-name="P7">-Curso normal:</text:p>
      <text:list xml:id="list8252962089544944508" text:style-name="L3">
        <text:list-item>
          <text:p text:style-name="P13"><text:span text:style-name="T5">Sistema</text:span><text:span text:style-name="T4"> carga encuesta.</text:span></text:p>
        </text:list-item>
        <text:list-item>
          <text:p text:style-name="P13"><text:span text:style-name="T5">Encuestador</text:span><text:span text:style-name="T4"> llena datos de contacto en la encuesta.</text:span></text:p>
        </text:list-item>
        <text:list-item>
          <text:p text:style-name="P13"><text:span text:style-name="T5">Encuestador</text:span><text:span text:style-name="T4"> realiza pregunta a </text:span><text:span text:style-name="T5">contacto</text:span><text:span text:style-name="T4">.</text:span></text:p>
        </text:list-item>
        <text:list-item>
          <text:p text:style-name="P13"><text:span text:style-name="T5">Contacto</text:span><text:span text:style-name="T4"> responde a </text:span><text:span text:style-name="T5">encuestador</text:span><text:span text:style-name="T4">.</text:span></text:p>
        </text:list-item>
        <text:list-item>
          <text:p text:style-name="P14"><text:span text:style-name="T1">Encuestador </text:span><text:span text:style-name="T4"><text:s/>“llena” encuesta con la respuesta.</text:span></text:p>
          <text:p text:style-name="P11">Encuestador y contacto repiten pasos 3 a 5 hasta responder todas las preguntas.</text:p>
        </text:list-item>
        <text:list-item>
          <text:p text:style-name="P14"><text:span text:style-name="T1">Encuestador </text:span><text:span text:style-name="T4">envía la encuesta completada.</text:span></text:p>
        </text:list-item>
      </text:list>
      <text:p text:style-name="P9"/>
      <text:p text:style-name="P9">-Curso alternativo:</text:p>
      <text:p text:style-name="P9"><text:tab/>2-5.a. Llamada se corta.</text:p>
      <text:p text:style-name="P2"><text:span text:style-name="T4"><text:tab/><text:tab/>2-5.a.1</text:span><text:span text:style-name="T6"> Sistema muestra opción de volver a llamar o buscar nuevo contacto.</text:span></text:p>
      <text:p text:style-name="P4"><text:tab/><text:tab/><text:span text:style-name="T7">2-5-a.2</text:span><text:span text:style-name="T1"> Encuestador elige opción de volver a llamar o buscar nuevo contacto.</text:span></text:p>
      <text:p text:style-name="P4"><text:span text:style-name="T1"><text:tab/><text:tab/><text:tab/></text:span><text:span text:style-name="T7">2-5.a.2.a) Encuestador decide volver a llamar.</text:span></text:p>
      <text:p text:style-name="P12"><text:tab/><text:tab/></text:p>
      <text:p text:style-name="P7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09T20:03:52.870613062</dc:date>
    <meta:editing-duration>PT53M21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125" meta:character-count="840" meta:non-whitespace-character-count="731"/>
  </office:meta>
</office:document-meta>
</file>